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7f7f7f" fo:padding-top="-0.05cm" fo:padding-bottom="-0.05cm" fo:padding-left="-0.05cm" fo:padding-right="-0.05cm"/>
    </style:style>
    <style:style style:name="gr2" style:family="graphic" style:parent-style-name="standard">
      <style:graphic-properties svg:stroke-width="0.05cm" svg:stroke-color="#000000" draw:fill="none" draw:fill-color="#ffffff" fo:padding-top="-0.025cm" fo:padding-bottom="-0.025cm" fo:padding-left="-0.025cm" fo:padding-right="-0.02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circle draw:style-name="gr2" draw:layer="layout" svg:width="1.429cm" svg:height="1.429cm" svg:x="0cm" svg:y="0cm">
            <text:p/>
          </draw:circle>
          <draw:frame draw:style-name="gr3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nodekit</dc:title>
    <meta:creation-date>2011-02-07T16:56:07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